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in holds Game.</text:p>
      <text:p text:style-name="Standard"/>
      <text:p text:style-name="Standard">Game holds Menu, Play and Editor (?) as separate game states, as well as an Engine.</text:p>
      <text:p text:style-name="Standard"/>
      <text:p text:style-name="Standard">Menu has a level loader, and once a level is loaded leads into Play. Maybe create a way to load multiple levels at once and choose between them (load level pack -&gt; list of levels -&gt; type/click on level).</text:p>
      <text:p text:style-name="Standard"/>
      <text:p text:style-name="Standard">Play holds a Player and the loaded Level. If customizable controls, inherits currently set ones from Menu (or Game, or global class Settings).</text:p>
      <text:p text:style-name="Standard"/>
      <text:p text:style-name="Standard">Editor is gold plating. Should be able to handle building levels, exporting them, and creating level packs.</text:p>
      <text:p text:style-name="Standard"/>
      <text:p text:style-name="Standard">Player holds position, velocity, physics (as no other physics objects exist in the game), O2 and fuel.</text:p>
      <text:p text:style-name="Standard"/>
      <text:p text:style-name="Standard">Level holds a list of Stripes. Level handles collision between Player and the loaded level, translating Player's position to a specific Stripe and Tile.</text:p>
      <text:p text:style-name="Standard"/>
      <text:p text:style-name="Standard">Stripe is a thin section of the level and holds 7 Tiles.</text:p>
      <text:p text:style-name="Standard"/>
      <text:p text:style-name="Standard">Each Tile holds an array of 4 chars and another char. Each char is defaulted to '0'. The single char defines floor.</text:p>
      <text:p text:style-name="Standard">'0' has no floor. '1' has normal floor. '2' has fuel floor. '3' has O2 floor. '4' has death floor.</text:p>
      <text:p text:style-name="Standard">The array define what each Tile contains vertically, with [0] being right at floor level and [3] being high up on the tile.</text:p>
      <text:p text:style-name="Standard">'0' is empty. '1' is solid block. '2' is solid block with tunnel. '3' is pipe tunnel. </text:p>
      <text:p text:style-name="Standard"/>
      <text:p text:style-name="Standard">Engine holds all vertex data and shaders. It reads the information of currently visible Stripes (send X number of Stripes to Engine depending on player position) and renders them according to Tile data through instanc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35S</meta:editing-duration>
    <meta:editing-cycles>11</meta:editing-cycles>
    <meta:generator>OpenOffice/4.1.1$Win32 OpenOffice.org_project/411m6$Build-9775</meta:generator>
    <dc:date>2015-09-27T18:54:25.97</dc:date>
    <meta:document-statistic meta:table-count="0" meta:image-count="0" meta:object-count="0" meta:page-count="1" meta:paragraph-count="13" meta:word-count="268" meta:character-count="1504"/>
    <meta:user-defined meta:name="Info 1"/>
    <meta:user-defined meta:name="Info 2"/>
    <meta:user-defined meta:name="Info 3"/>
    <meta:user-defined meta:name="Info 4"/>
  </office:meta>
</office:document-meta>
</file>